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cf178"/>
    </style:style>
    <style:style style:name="P3" style:family="paragraph" style:parent-style-name="Table_20_Contents">
      <style:text-properties officeooo:rsid="001cf178" officeooo:paragraph-rsid="001cf178"/>
    </style:style>
    <style:style style:name="P4" style:family="paragraph" style:parent-style-name="Table_20_Contents">
      <style:text-properties officeooo:rsid="00276576" officeooo:paragraph-rsid="00276576"/>
    </style:style>
    <style:style style:name="P5" style:family="paragraph" style:parent-style-name="Table_20_Contents">
      <style:text-properties officeooo:paragraph-rsid="00214c90"/>
    </style:style>
    <style:style style:name="P6" style:family="paragraph" style:parent-style-name="Table_20_Contents">
      <style:text-properties officeooo:rsid="0027d292" officeooo:paragraph-rsid="0027d292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able_20_Contents">
      <style:paragraph-properties fo:margin-left="1.251cm" fo:margin-right="0cm" fo:text-indent="0cm" style:auto-text-indent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2b3ff9" officeooo:paragraph-rsid="002b3ff9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Table_20_Contents">
      <style:text-properties officeooo:rsid="0026a9d5" officeooo:paragraph-rsid="002e1e6a"/>
    </style:style>
    <style:style style:name="P12" style:family="paragraph" style:parent-style-name="Standard" style:list-style-name="L1">
      <style:text-properties officeooo:rsid="002a717f" officeooo:paragraph-rsid="002a717f"/>
    </style:style>
    <style:style style:name="T1" style:family="text">
      <style:text-properties officeooo:rsid="001efd2f"/>
    </style:style>
    <style:style style:name="T2" style:family="text">
      <style:text-properties officeooo:rsid="001fb3ab"/>
    </style:style>
    <style:style style:name="T3" style:family="text">
      <style:text-properties officeooo:rsid="0022d08e"/>
    </style:style>
    <style:style style:name="T4" style:family="text">
      <style:text-properties officeooo:rsid="002493d9"/>
    </style:style>
    <style:style style:name="T5" style:family="text">
      <style:text-properties officeooo:rsid="0026a9d5"/>
    </style:style>
    <style:style style:name="T6" style:family="text">
      <style:text-properties officeooo:rsid="00276576"/>
    </style:style>
    <style:style style:name="T7" style:family="text">
      <style:text-properties officeooo:rsid="0027d292"/>
    </style:style>
    <style:style style:name="T8" style:family="text">
      <style:text-properties officeooo:rsid="002952b5"/>
    </style:style>
    <style:style style:name="T9" style:family="text">
      <style:text-properties officeooo:rsid="0029c062"/>
    </style:style>
    <style:style style:name="T10" style:family="text">
      <style:text-properties officeooo:rsid="002cbd78"/>
    </style:style>
    <style:style style:name="T11" style:family="text">
      <style:text-properties fo:font-weight="bold" officeooo:rsid="002cbd78" style:font-weight-asian="bold" style:font-weight-complex="bold"/>
    </style:style>
    <style:style style:name="T12" style:family="text">
      <style:text-properties fo:font-weight="normal" officeooo:rsid="001a6c79" style:font-weight-asian="normal" style:font-weight-complex="normal"/>
    </style:style>
    <style:style style:name="T13" style:family="text">
      <style:text-properties fo:font-weight="normal" officeooo:rsid="0017d013" style:font-weight-asian="normal" style:font-weight-complex="normal"/>
    </style:style>
    <style:style style:name="T14" style:family="text">
      <style:text-properties fo:font-weight="normal" officeooo:rsid="002cbd78" style:font-weight-asian="normal" style:font-weight-complex="normal"/>
    </style:style>
    <style:style style:name="T15" style:family="text">
      <style:text-properties fo:font-weight="normal" officeooo:rsid="002d4cff" style:font-weight-asian="normal" style:font-weight-complex="normal"/>
    </style:style>
    <style:style style:name="T16" style:family="text">
      <style:text-properties fo:font-weight="normal" officeooo:rsid="002e1e6a" style:font-weight-asian="normal" style:font-weight-complex="normal"/>
    </style:style>
    <style:style style:name="T17" style:family="text">
      <style:text-properties officeooo:rsid="002d4cff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<text:span text:style-name="T17">Ordina</text:span><text:span text:style-name="T5"> risultati della </text:span><text:span text:style-name="T17">r</text:span>icerca <text:span text:style-name="T1">avanzata 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1"><text:span text:style-name="T16">Utente generico sistema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<text:span text:style-name="T3">utente</text:span><text:span text:style-name="T2"> </text:span>accede al sistema e viene <text:span text:style-name="T1">autenticato</text:span><text:span text:style-name="T4"> </text:span><text:span text:style-name="T17">e l</text:span><text:span text:style-name="T5">'utente ha effettuato almeno una ricerca avanzata andata a buon fine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P6">1. L'utente <text:span text:style-name="T8">visualizza i risultati della ricerca </text:span><text:span text:style-name="T9">e </text:span>preme sul nome di un campo visualizzato.</text:p>
            <text:p text:style-name="P5"/>
            <text:p text:style-name="P8"><text:span text:style-name="T7">2</text:span>. Il sistema mostra i risultati della ricerca, <text:span text:style-name="T7">riordinati in ordine lessicografico, in base al campo premuto.</text:span></text:p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Il sistema mostra i risultati riordinati secondo le preferenze dell'utente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3632878" text:style-name="L1">
              <text:list-item>
                <text:p text:style-name="P12">Potrebbero non esserci risultati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<text:span text:style-name="T17">R</text:span>equisiti qualitativi</text:p>
          </table:table-cell>
          <table:table-cell table:style-name="Tabella33.B2" office:value-type="string">
            <text:p text:style-name="P2"><text:span text:style-name="T6">L'utente</text:span> deve poter <text:span text:style-name="T6">riordinare</text:span> <text:span text:style-name="T6">la lista dei risultati, in base alle sue preferenze,</text:span> <text:s/>in meno di <text:span text:style-name="T6">3</text:span> secondi.</text:p>
          </table:table-cell>
        </table:table-row>
      </table:table>
      <text:p text:style-name="P9"/>
      <text:p text:style-name="P10">UC_A_22 Ordina i risultati della ricer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19:54:54.90</meta:creation-date>
    <meta:editing-duration>PT7M42S</meta:editing-duration>
    <meta:editing-cycles>14</meta:editing-cycles>
    <meta:generator>LibreOffice/3.6$Windows_x86 LibreOffice_project/da8c1e6-fd468f4-454e206-f42a4a9-143cfd</meta:generator>
    <dc:date>2012-10-23T23:51:41.75</dc:date>
    <meta:document-statistic meta:table-count="1" meta:image-count="0" meta:object-count="0" meta:page-count="1" meta:paragraph-count="18" meta:word-count="117" meta:character-count="775" meta:non-whitespace-character-count="675"/>
  </office:meta>
</office:document-meta>
</file>